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34918E1D885124814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8693in" draw:z-index="0"><draw:image xlink:href="Pictures/100000010000032200000234918E1D88512481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2:39:34.041432458</meta:creation-date>
    <dc:date>2023-12-22T22:13:55.619384800</dc:date>
    <meta:editing-duration>PT23H34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